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wrap-option="wrap" fo:border-left="0.99pt ridge #000000" fo:border-right="0.06pt solid #000000" fo:border-top="0.99pt ridge #000000"/>
    </style:style>
    <style:style style:name="ce3" style:family="table-cell" style:parent-style-name="Default">
      <style:table-cell-properties fo:border-bottom="0.06pt solid #000000" fo:border-left="0.99pt ridge #000000" fo:border-right="0.06pt solid #000000" fo:border-top="none"/>
    </style:style>
    <style:style style:name="ce4" style:family="table-cell" style:parent-style-name="Default">
      <style:table-cell-properties fo:border-bottom="none" fo:border-left="0.99pt ridge #000000" fo:border-right="0.06pt solid #000000" fo:border-top="none"/>
    </style:style>
    <style:style style:name="ce5" style:family="table-cell" style:parent-style-name="Default">
      <style:table-cell-properties fo:border-bottom="0.06pt solid #000000" fo:wrap-option="wrap" fo:border-left="0.99pt ridge #000000" fo:border-right="0.06pt solid #000000" fo:border-top="0.06pt solid #000000"/>
    </style:style>
    <style:style style:name="ce6" style:family="table-cell" style:parent-style-name="Default">
      <style:table-cell-properties fo:border-bottom="0.99pt ridge #000000" fo:border-left="0.99pt ridge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0.99pt ridge #000000" fo:border-left="0.99pt ridge #000000" fo:border-right="none" fo:border-top="0.99pt ridge #000000"/>
    </style:style>
    <style:style style:name="ce9" style:family="table-cell" style:parent-style-name="Default">
      <style:table-cell-properties fo:border-bottom="0.06pt solid #000000" fo:border-left="0.99pt ridge #000000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none" fo:border-top="0.99pt ridge #000000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0.99pt ridge #000000" fo:border-top="0.99pt ridge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99pt ridge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99pt ridge #000000" fo:border-left="none" fo:border-right="none" fo:border-top="none"/>
    </style:style>
    <style:style style:name="ce15" style:family="table-cell" style:parent-style-name="Default">
      <style:table-cell-properties fo:border="0.99pt ridge #000000"/>
    </style:style>
    <style:style style:name="ce16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cente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fo:border-left="none" fo:border-right="none" fo:border-top="0.99pt ridge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99pt ridge #000000" fo:border-left="none" fo:border-right="none" fo:border-top="0.99pt ridge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none" fo:border-left="none" fo:border-right="0.99pt ridge #000000" fo:border-top="0.99pt ridge #000000"/>
    </style:style>
    <style:style style:name="ce23" style:family="table-cell" style:parent-style-name="Default">
      <style:table-cell-properties fo:border-bottom="0.06pt solid #000000" fo:border-left="none" fo:border-right="0.99pt ridge #000000" fo:border-top="0.99pt ridge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99pt ridge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order-left="none" fo:border-right="0.99pt ridge #000000" fo:border-top="none"/>
    </style:style>
    <style:style style:name="ce26" style:family="table-cell" style:parent-style-name="Default">
      <style:table-cell-properties fo:border-bottom="0.06pt solid #000000" fo:border-left="none" fo:border-right="0.99pt ridge #000000" fo:border-top="0.06pt solid #000000"/>
    </style:style>
    <style:style style:name="ce27" style:family="table-cell" style:parent-style-name="Default">
      <style:table-cell-properties fo:border-bottom="0.99pt ridge #000000" fo:border-left="none" fo:border-right="0.99pt ridge #000000" fo:border-top="none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start" fo:margin-left="0m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mm"/>
    </style:style>
    <style:style style:name="ce3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start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/>
      <style:paragraph-properties fo:text-align="start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mm"/>
    </style:style>
    <style:style style:name="ce42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99pt ridge #000000" fo:border-top="0.06pt solid #000000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middle"/>
      <style:paragraph-properties fo:text-align="center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50" style:family="table-cell" style:parent-style-name="Default">
      <style:table-cell-properties fo:border-bottom="none" fo:border-left="none" fo:border-right="0.99pt solid #000000" fo:border-top="none"/>
    </style:style>
    <style:style style:name="ce51" style:family="table-cell" style:parent-style-name="Default">
      <style:table-cell-properties fo:border-bottom="0.99pt solid #000000" fo:border-left="none" fo:border-right="0.99pt solid #000000" fo:border-top="none"/>
    </style:style>
    <style:style style:name="ce52" style:family="table-cell" style:parent-style-name="Default">
      <style:table-cell-properties fo:border-bottom="none" fo:border-left="0.99pt ridge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s" table:style-name="ta1">
        <table:shapes>
          <draw:frame draw:z-index="0" draw:style-name="gr1" draw:text-style-name="P1" svg:width="100.43mm" svg:height="58.67mm" svg:x="1.99mm" svg:y="190.88mm">
            <loext:p draw:notify-on-update-of-ranges="benchmarks.A3:benchmarks.A3 benchmarks.A4:benchmarks.A8 benchmarks.F3:benchmarks.F3 benchmarks.F4:benchmarks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5.11mm" svg:height="59.04mm" svg:x="101.13mm" svg:y="190.37mm">
            <loext:p draw:notify-on-update-of-ranges="benchmarks.A11:benchmarks.A11 benchmarks.A12:benchmarks.A16 benchmarks.F11:benchmarks.F11 benchmarks.F12:benchmarks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0.29mm" svg:height="59.13mm" svg:x="206mm" svg:y="190.13mm">
            <loext:p draw:notify-on-update-of-ranges="benchmarks.A19:benchmarks.A19 benchmarks.A20:benchmarks.A24 benchmarks.G19:benchmarks.G19 benchmarks.G20:benchmarks.G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8.15mm" svg:height="58.2mm" svg:x="281.59mm" svg:y="125.39mm">
            <loext:p draw:notify-on-update-of-ranges="benchmarks.I3:benchmarks.I3 benchmarks.I4:benchmarks.I8 benchmarks.O3:benchmarks.O3 benchmarks.O4:benchmarks.O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2.17mm" svg:height="58.46mm" svg:x="389.49mm" svg:y="125.88mm">
            <loext:p draw:notify-on-update-of-ranges="benchmarks.I11:benchmarks.I11 benchmarks.I12:benchmarks.I16 benchmarks.O11:benchmarks.O11 benchmarks.O12:benchmarks.O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0.9mm" svg:height="61.2mm" svg:x="337.4mm" svg:y="183.83mm">
            <loext:p draw:notify-on-update-of-ranges="benchmarks.I19:benchmarks.I19 benchmarks.I20:benchmarks.I24 benchmarks.P19:benchmarks.P19 benchmarks.P20:benchmarks.P2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8mm" svg:height="89.92mm" svg:x="3.24mm" svg:y="249.28mm">
            <loext:p draw:notify-on-update-of-ranges="benchmarks.A29:benchmarks.A29 benchmarks.A30:benchmarks.A39 benchmarks.C29:benchmarks.C29 benchmarks.C30:benchmarks.C3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324.53mm" svg:y="247.21mm">
            <loext:p draw:notify-on-update-of-ranges="benchmarks.A29:benchmarks.A29 benchmarks.B29:benchmarks.J29 benchmarks.A39:benchmarks.A39 benchmarks.B39:benchmarks.J3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59.98mm" svg:height="89.92mm" svg:x="164.72mm" svg:y="250.03mm">
            <loext:p draw:notify-on-update-of-ranges="benchmarks.A29:benchmarks.A29 benchmarks.B29:benchmarks.J29 benchmarks.A34:benchmarks.A34 benchmarks.B34:benchmarks.J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6" table:default-cell-style-name="Default"/>
        <table:table-column table:style-name="co2" table:default-cell-style-name="ce25"/>
        <table:table-column table:style-name="co3" table:default-cell-style-name="ce31"/>
        <table:table-column table:style-name="co4" table:default-cell-style-name="ce39"/>
        <table:table-column table:style-name="co2" table:number-columns-repeated="6" table:default-cell-style-name="Default"/>
        <table:table-column table:style-name="co2" table:default-cell-style-name="ce50"/>
        <table:table-column table:style-name="co5" table:default-cell-style-name="ce52"/>
        <table:table-row table:style-name="ro1">
          <table:table-cell table:style-name="ce1" office:value-type="string" calcext:value-type="string" table:number-columns-spanned="8" table:number-rows-spanned="1">
            <text:p>Run on Intel® Xeon(R) CPU E5-1650 v3 (12 X 3800 MHz CPUs)</text:p>
          </table:table-cell>
          <table:covered-table-cell table:number-columns-repeated="6" table:style-name="ce10"/>
          <table:covered-table-cell table:style-name="ce22"/>
          <table:table-cell table:style-name="ce7" office:value-type="string" calcext:value-type="string" table:number-columns-spanned="9" table:number-rows-spanned="1">
            <text:p>Run on NVIDIA Quadro M4000/PCIe/SSE2 (1664 CUDA Cores)</text:p>
          </table:table-cell>
          <table:covered-table-cell table:style-name="ce35"/>
          <table:covered-table-cell table:number-columns-repeated="6" table:style-name="ce10"/>
          <table:covered-table-cell table:style-name="ce22"/>
          <table:table-cell/>
        </table:table-row>
        <table:table-row table:style-name="ro2">
          <table:table-cell table:style-name="ce2" office:value-type="string" calcext:value-type="string">
            <text:p>CPU C++ Resolution-Based Image Generation Benchmarks</text:p>
          </table:table-cell>
          <table:table-cell table:style-name="ce11" office:value-type="string" calcext:value-type="string" table:number-columns-spanned="7" table:number-rows-spanned="1">
            <text:p>Time per dimensions (noise resolution = 128, Alpha randomization off), ns</text:p>
          </table:table-cell>
          <table:covered-table-cell table:number-columns-repeated="5" table:style-name="ce18"/>
          <table:covered-table-cell table:style-name="ce23"/>
          <table:table-cell table:style-name="ce28" office:value-type="string" calcext:value-type="string" table:number-columns-spanned="2" table:number-rows-spanned="1">
            <text:p>GPU CUDA Resolution-Based Image Generation Benchmarks</text:p>
          </table:table-cell>
          <table:covered-table-cell table:style-name="ce36"/>
          <table:table-cell table:style-name="ce44" office:value-type="string" calcext:value-type="string" table:number-columns-spanned="7" table:number-rows-spanned="1">
            <text:p>Time per dimensions (noise resolution = 128, Alpha randomization off, numthreads = 64), ns</text:p>
          </table:table-cell>
          <table:covered-table-cell table:number-columns-repeated="5" table:style-name="ce46"/>
          <table:covered-table-cell table:style-name="ce48"/>
          <table:table-cell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2" office:value-type="string" calcext:value-type="string">
            <text:p>64x64</text:p>
          </table:table-cell>
          <table:table-cell table:style-name="ce12" office:value-type="string" calcext:value-type="string">
            <text:p>128x128</text:p>
          </table:table-cell>
          <table:table-cell table:style-name="ce12" office:value-type="string" calcext:value-type="string">
            <text:p>256x256</text:p>
          </table:table-cell>
          <table:table-cell table:style-name="ce12" office:value-type="string" calcext:value-type="string">
            <text:p>512x512</text:p>
          </table:table-cell>
          <table:table-cell table:style-name="ce12" office:value-type="string" calcext:value-type="string">
            <text:p>1024x1024</text:p>
          </table:table-cell>
          <table:table-cell table:style-name="ce12" office:value-type="string" calcext:value-type="string">
            <text:p>2048x2048</text:p>
          </table:table-cell>
          <table:table-cell table:style-name="ce24" office:value-type="string" calcext:value-type="string">
            <text:p>4096x4096</text:p>
          </table:table-cell>
          <table:table-cell table:style-name="ce29" office:value-type="string" calcext:value-type="string">
            <text:p>Type</text:p>
          </table:table-cell>
          <table:table-cell table:style-name="ce37"/>
          <table:table-cell table:style-name="ce45" office:value-type="string" calcext:value-type="string">
            <text:p>64x64</text:p>
          </table:table-cell>
          <table:table-cell table:style-name="ce45" office:value-type="string" calcext:value-type="string">
            <text:p>128x128</text:p>
          </table:table-cell>
          <table:table-cell table:style-name="ce45" office:value-type="string" calcext:value-type="string">
            <text:p>256x256</text:p>
          </table:table-cell>
          <table:table-cell table:style-name="ce45" office:value-type="string" calcext:value-type="string">
            <text:p>512x512</text:p>
          </table:table-cell>
          <table:table-cell table:style-name="ce45" office:value-type="string" calcext:value-type="string">
            <text:p>1024x1024</text:p>
          </table:table-cell>
          <table:table-cell table:style-name="ce45" office:value-type="string" calcext:value-type="string">
            <text:p>2048x2048</text:p>
          </table:table-cell>
          <table:table-cell table:style-name="ce49" office:value-type="string" calcext:value-type="string">
            <text:p>4096x4096</text:p>
          </table:table-cell>
          <table:table-cell/>
        </table:table-row>
        <table:table-row table:style-name="ro1">
          <table:table-cell office:value-type="string" calcext:value-type="string">
            <text:p>ColorVector</text:p>
          </table:table-cell>
          <table:table-cell office:value-type="float" office:value="2487302" calcext:value-type="float">
            <text:p>2487302</text:p>
          </table:table-cell>
          <table:table-cell office:value-type="float" office:value="9377862" calcext:value-type="float">
            <text:p>9377862</text:p>
          </table:table-cell>
          <table:table-cell office:value-type="float" office:value="37287088" calcext:value-type="float">
            <text:p>37287088</text:p>
          </table:table-cell>
          <table:table-cell office:value-type="float" office:value="185589539" calcext:value-type="float">
            <text:p>185589539</text:p>
          </table:table-cell>
          <table:table-cell office:value-type="float" office:value="713586454" calcext:value-type="float">
            <text:p>713586454</text:p>
          </table:table-cell>
          <table:table-cell office:value-type="float" office:value="2800836149" calcext:value-type="float">
            <text:p>2800836149</text:p>
          </table:table-cell>
          <table:table-cell office:value-type="float" office:value="11111424605" calcext:value-type="float">
            <text:p>11111424605</text:p>
          </table:table-cell>
          <table:table-cell table:style-name="ce30" office:value-type="string" calcext:value-type="string">
            <text:p>ColorVector</text:p>
          </table:table-cell>
          <table:table-cell table:style-name="ce38"/>
          <table:table-cell office:value-type="float" office:value="10271668" calcext:value-type="float">
            <text:p>10271668</text:p>
          </table:table-cell>
          <table:table-cell office:value-type="float" office:value="9913189" calcext:value-type="float">
            <text:p>9913189</text:p>
          </table:table-cell>
          <table:table-cell office:value-type="float" office:value="10520920" calcext:value-type="float">
            <text:p>10520920</text:p>
          </table:table-cell>
          <table:table-cell office:value-type="float" office:value="14842337" calcext:value-type="float">
            <text:p>14842337</text:p>
          </table:table-cell>
          <table:table-cell office:value-type="float" office:value="26239427" calcext:value-type="float">
            <text:p>26239427</text:p>
          </table:table-cell>
          <table:table-cell office:value-type="float" office:value="67246120" calcext:value-type="float">
            <text:p>67246120</text:p>
          </table:table-cell>
          <table:table-cell office:value-type="float" office:value="232184746" calcext:value-type="float">
            <text:p>232184746</text:p>
          </table:table-cell>
          <table:table-cell/>
        </table:table-row>
        <table:table-row table:style-name="ro1">
          <table:table-cell office:value-type="string" calcext:value-type="string">
            <text:p>ImageColors</text:p>
          </table:table-cell>
          <table:table-cell office:value-type="float" office:value="2327986" calcext:value-type="float">
            <text:p>2327986</text:p>
          </table:table-cell>
          <table:table-cell office:value-type="float" office:value="9420001" calcext:value-type="float">
            <text:p>9420001</text:p>
          </table:table-cell>
          <table:table-cell office:value-type="float" office:value="38374223" calcext:value-type="float">
            <text:p>38374223</text:p>
          </table:table-cell>
          <table:table-cell office:value-type="float" office:value="175971954" calcext:value-type="float">
            <text:p>175971954</text:p>
          </table:table-cell>
          <table:table-cell office:value-type="float" office:value="687578428" calcext:value-type="float">
            <text:p>687578428</text:p>
          </table:table-cell>
          <table:table-cell office:value-type="float" office:value="2818756469" calcext:value-type="float">
            <text:p>2818756469</text:p>
          </table:table-cell>
          <table:table-cell office:value-type="float" office:value="11133045301" calcext:value-type="float">
            <text:p>11133045301</text:p>
          </table:table-cell>
          <table:table-cell office:value-type="string" calcext:value-type="string">
            <text:p>ImageColors</text:p>
          </table:table-cell>
          <table:table-cell/>
          <table:table-cell office:value-type="float" office:value="9915805" calcext:value-type="float">
            <text:p>9915805</text:p>
          </table:table-cell>
          <table:table-cell office:value-type="float" office:value="9922267" calcext:value-type="float">
            <text:p>9922267</text:p>
          </table:table-cell>
          <table:table-cell office:value-type="float" office:value="9955779" calcext:value-type="float">
            <text:p>9955779</text:p>
          </table:table-cell>
          <table:table-cell office:value-type="float" office:value="13045935" calcext:value-type="float">
            <text:p>13045935</text:p>
          </table:table-cell>
          <table:table-cell office:value-type="float" office:value="20465672" calcext:value-type="float">
            <text:p>20465672</text:p>
          </table:table-cell>
          <table:table-cell office:value-type="float" office:value="53459280" calcext:value-type="float">
            <text:p>53459280</text:p>
          </table:table-cell>
          <table:table-cell office:value-type="float" office:value="161835129" calcext:value-type="float">
            <text:p>161835129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2366184" calcext:value-type="float">
            <text:p>2366184</text:p>
          </table:table-cell>
          <table:table-cell office:value-type="float" office:value="9496479" calcext:value-type="float">
            <text:p>9496479</text:p>
          </table:table-cell>
          <table:table-cell office:value-type="float" office:value="37828052" calcext:value-type="float">
            <text:p>37828052</text:p>
          </table:table-cell>
          <table:table-cell office:value-type="float" office:value="177102407" calcext:value-type="float">
            <text:p>177102407</text:p>
          </table:table-cell>
          <table:table-cell office:value-type="float" office:value="710358008" calcext:value-type="float">
            <text:p>710358008</text:p>
          </table:table-cell>
          <table:table-cell office:value-type="float" office:value="2797689726" calcext:value-type="float">
            <text:p>2797689726</text:p>
          </table:table-cell>
          <table:table-cell office:value-type="float" office:value="11135260252" calcext:value-type="float">
            <text:p>1113526025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111076" calcext:value-type="float">
            <text:p>10111076</text:p>
          </table:table-cell>
          <table:table-cell office:value-type="float" office:value="9893485" calcext:value-type="float">
            <text:p>9893485</text:p>
          </table:table-cell>
          <table:table-cell office:value-type="float" office:value="9972611" calcext:value-type="float">
            <text:p>9972611</text:p>
          </table:table-cell>
          <table:table-cell office:value-type="float" office:value="12107443" calcext:value-type="float">
            <text:p>12107443</text:p>
          </table:table-cell>
          <table:table-cell office:value-type="float" office:value="19475886" calcext:value-type="float">
            <text:p>19475886</text:p>
          </table:table-cell>
          <table:table-cell office:value-type="float" office:value="46203544" calcext:value-type="float">
            <text:p>46203544</text:p>
          </table:table-cell>
          <table:table-cell office:value-type="float" office:value="151273018" calcext:value-type="float">
            <text:p>151273018</text:p>
          </table:table-cell>
          <table:table-cell/>
        </table:table-row>
        <table:table-row table:style-name="ro1">
          <table:table-cell office:value-type="string" calcext:value-type="string">
            <text:p>4 vector pointers</text:p>
          </table:table-cell>
          <table:table-cell office:value-type="float" office:value="2354011" calcext:value-type="float">
            <text:p>2354011</text:p>
          </table:table-cell>
          <table:table-cell office:value-type="float" office:value="9435276" calcext:value-type="float">
            <text:p>9435276</text:p>
          </table:table-cell>
          <table:table-cell office:value-type="float" office:value="37722451" calcext:value-type="float">
            <text:p>37722451</text:p>
          </table:table-cell>
          <table:table-cell office:value-type="float" office:value="172939501" calcext:value-type="float">
            <text:p>172939501</text:p>
          </table:table-cell>
          <table:table-cell office:value-type="float" office:value="698391665" calcext:value-type="float">
            <text:p>698391665</text:p>
          </table:table-cell>
          <table:table-cell office:value-type="float" office:value="2791384367" calcext:value-type="float">
            <text:p>2791384367</text:p>
          </table:table-cell>
          <table:table-cell office:value-type="float" office:value="11118564876" calcext:value-type="float">
            <text:p>11118564876</text:p>
          </table:table-cell>
          <table:table-cell office:value-type="string" calcext:value-type="string">
            <text:p>4 vector pointers</text:p>
          </table:table-cell>
          <table:table-cell/>
          <table:table-cell office:value-type="float" office:value="9846068" calcext:value-type="float">
            <text:p>9846068</text:p>
          </table:table-cell>
          <table:table-cell office:value-type="float" office:value="9845776" calcext:value-type="float">
            <text:p>9845776</text:p>
          </table:table-cell>
          <table:table-cell office:value-type="float" office:value="9880280" calcext:value-type="float">
            <text:p>9880280</text:p>
          </table:table-cell>
          <table:table-cell office:value-type="float" office:value="12492273" calcext:value-type="float">
            <text:p>12492273</text:p>
          </table:table-cell>
          <table:table-cell office:value-type="float" office:value="19413114" calcext:value-type="float">
            <text:p>19413114</text:p>
          </table:table-cell>
          <table:table-cell office:value-type="float" office:value="45263698" calcext:value-type="float">
            <text:p>45263698</text:p>
          </table:table-cell>
          <table:table-cell office:value-type="float" office:value="145327713" calcext:value-type="float">
            <text:p>145327713</text:p>
          </table:table-cell>
          <table:table-cell/>
        </table:table-row>
        <table:table-row table:style-name="ro1">
          <table:table-cell office:value-type="string" calcext:value-type="string">
            <text:p>4 float pointers</text:p>
          </table:table-cell>
          <table:table-cell office:value-type="float" office:value="2350079" calcext:value-type="float">
            <text:p>2350079</text:p>
          </table:table-cell>
          <table:table-cell office:value-type="float" office:value="9519280" calcext:value-type="float">
            <text:p>9519280</text:p>
          </table:table-cell>
          <table:table-cell office:value-type="float" office:value="37726222" calcext:value-type="float">
            <text:p>37726222</text:p>
          </table:table-cell>
          <table:table-cell office:value-type="float" office:value="174367884" calcext:value-type="float">
            <text:p>174367884</text:p>
          </table:table-cell>
          <table:table-cell office:value-type="float" office:value="694306075" calcext:value-type="float">
            <text:p>694306075</text:p>
          </table:table-cell>
          <table:table-cell office:value-type="float" office:value="2775423768" calcext:value-type="float">
            <text:p>2775423768</text:p>
          </table:table-cell>
          <table:table-cell office:value-type="float" office:value="11097306305" calcext:value-type="float">
            <text:p>11097306305</text:p>
          </table:table-cell>
          <table:table-cell table:style-name="ce32" office:value-type="string" calcext:value-type="string">
            <text:p>4 float pointers</text:p>
          </table:table-cell>
          <table:table-cell table:style-name="ce40"/>
          <table:table-cell office:value-type="float" office:value="9856661" calcext:value-type="float">
            <text:p>9856661</text:p>
          </table:table-cell>
          <table:table-cell office:value-type="float" office:value="9860576" calcext:value-type="float">
            <text:p>9860576</text:p>
          </table:table-cell>
          <table:table-cell office:value-type="float" office:value="9893145" calcext:value-type="float">
            <text:p>9893145</text:p>
          </table:table-cell>
          <table:table-cell office:value-type="float" office:value="12430578" calcext:value-type="float">
            <text:p>12430578</text:p>
          </table:table-cell>
          <table:table-cell office:value-type="float" office:value="19037521" calcext:value-type="float">
            <text:p>19037521</text:p>
          </table:table-cell>
          <table:table-cell office:value-type="float" office:value="45187276" calcext:value-type="float">
            <text:p>45187276</text:p>
          </table:table-cell>
          <table:table-cell office:value-type="float" office:value="145214374" calcext:value-type="float">
            <text:p>145214374</text:p>
          </table:table-cell>
          <table:table-cell/>
        </table:table-row>
        <table:table-row table:style-name="ro1">
          <table:table-cell table:number-columns-repeated="8"/>
          <table:table-cell table:style-name="ce33"/>
          <table:table-cell table:style-name="ce41"/>
          <table:table-cell table:style-name="ce46" table:number-columns-repeated="6"/>
          <table:table-cell table:style-name="ce48"/>
          <table:table-cell/>
        </table:table-row>
        <table:table-row table:style-name="ro2">
          <table:table-cell table:style-name="ce5" office:value-type="string" calcext:value-type="string">
            <text:p>CPU C++ Cluster-Based Clustering Benchmarks</text:p>
          </table:table-cell>
          <table:table-cell table:style-name="ce13" office:value-type="string" calcext:value-type="string" table:number-columns-spanned="7" table:number-rows-spanned="1">
            <text:p>Time per number of clusters (noise resolution = 128, Alpha randomization off, Resolution = 512x512, Number of clustering iterations = 1), ns</text:p>
          </table:table-cell>
          <table:covered-table-cell table:number-columns-repeated="5" table:style-name="ce19"/>
          <table:covered-table-cell table:style-name="ce26"/>
          <table:table-cell table:style-name="ce34" office:value-type="string" calcext:value-type="string" table:number-columns-spanned="2" table:number-rows-spanned="1">
            <text:p>GPU CUDA Cluster-Based Clustering Benchmarks</text:p>
          </table:table-cell>
          <table:covered-table-cell table:style-name="ce36"/>
          <table:table-cell table:style-name="ce44" office:value-type="string" calcext:value-type="string" table:number-columns-spanned="7" table:number-rows-spanned="1">
            <text:p>Time per number of clusters (Resolution = 512x512, noise resolution = 128, Alpha randomization off, number of iterations = 1, numthreads = 64), ns</text:p>
          </table:table-cell>
          <table:covered-table-cell table:number-columns-repeated="5" table:style-name="ce46"/>
          <table:covered-table-cell table:style-name="ce48"/>
          <table:table-cell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64" calcext:value-type="float">
            <text:p>64</text:p>
          </table:table-cell>
          <table:table-cell table:style-name="ce24" office:value-type="float" office:value="128" calcext:value-type="float">
            <text:p>128</text:p>
          </table:table-cell>
          <table:table-cell table:style-name="ce29" office:value-type="string" calcext:value-type="string">
            <text:p>Type</text:p>
          </table:table-cell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ColorVector</text:p>
          </table:table-cell>
          <table:table-cell office:value-type="float" office:value="19635930" calcext:value-type="float">
            <text:p>19635930</text:p>
          </table:table-cell>
          <table:table-cell office:value-type="float" office:value="62611444" calcext:value-type="float">
            <text:p>62611444</text:p>
          </table:table-cell>
          <table:table-cell office:value-type="float" office:value="219361620" calcext:value-type="float">
            <text:p>219361620</text:p>
          </table:table-cell>
          <table:table-cell office:value-type="float" office:value="811846472" calcext:value-type="float">
            <text:p>811846472</text:p>
          </table:table-cell>
          <table:table-cell office:value-type="float" office:value="3106162695" calcext:value-type="float">
            <text:p>3106162695</text:p>
          </table:table-cell>
          <table:table-cell office:value-type="float" office:value="12097185606" calcext:value-type="float">
            <text:p>12097185606</text:p>
          </table:table-cell>
          <table:table-cell office:value-type="float" office:value="47990417812" calcext:value-type="float">
            <text:p>47990417812</text:p>
          </table:table-cell>
          <table:table-cell office:value-type="string" calcext:value-type="string">
            <text:p>ColorVector</text:p>
          </table:table-cell>
          <table:table-cell/>
          <table:table-cell office:value-type="float" office:value="1043953" calcext:value-type="float">
            <text:p>1043953</text:p>
          </table:table-cell>
          <table:table-cell office:value-type="float" office:value="1119792" calcext:value-type="float">
            <text:p>1119792</text:p>
          </table:table-cell>
          <table:table-cell office:value-type="float" office:value="1277731" calcext:value-type="float">
            <text:p>1277731</text:p>
          </table:table-cell>
          <table:table-cell office:value-type="float" office:value="1588785" calcext:value-type="float">
            <text:p>1588785</text:p>
          </table:table-cell>
          <table:table-cell office:value-type="float" office:value="2417770" calcext:value-type="float">
            <text:p>2417770</text:p>
          </table:table-cell>
          <table:table-cell office:value-type="float" office:value="4641586" calcext:value-type="float">
            <text:p>4641586</text:p>
          </table:table-cell>
          <table:table-cell office:value-type="float" office:value="11707383" calcext:value-type="float">
            <text:p>11707383</text:p>
          </table:table-cell>
          <table:table-cell/>
        </table:table-row>
        <table:table-row table:style-name="ro1">
          <table:table-cell office:value-type="string" calcext:value-type="string">
            <text:p>ImageColors</text:p>
          </table:table-cell>
          <table:table-cell office:value-type="float" office:value="12347840" calcext:value-type="float">
            <text:p>12347840</text:p>
          </table:table-cell>
          <table:table-cell office:value-type="float" office:value="34306062" calcext:value-type="float">
            <text:p>34306062</text:p>
          </table:table-cell>
          <table:table-cell office:value-type="float" office:value="111541171" calcext:value-type="float">
            <text:p>111541171</text:p>
          </table:table-cell>
          <table:table-cell office:value-type="float" office:value="404614062" calcext:value-type="float">
            <text:p>404614062</text:p>
          </table:table-cell>
          <table:table-cell office:value-type="float" office:value="1506339260" calcext:value-type="float">
            <text:p>1506339260</text:p>
          </table:table-cell>
          <table:table-cell office:value-type="float" office:value="5761425575" calcext:value-type="float">
            <text:p>5761425575</text:p>
          </table:table-cell>
          <table:table-cell office:value-type="float" office:value="22501319049" calcext:value-type="float">
            <text:p>22501319049</text:p>
          </table:table-cell>
          <table:table-cell office:value-type="string" calcext:value-type="string">
            <text:p>ImageColors</text:p>
          </table:table-cell>
          <table:table-cell/>
          <table:table-cell office:value-type="float" office:value="1044601" calcext:value-type="float">
            <text:p>1044601</text:p>
          </table:table-cell>
          <table:table-cell office:value-type="float" office:value="1119326" calcext:value-type="float">
            <text:p>1119326</text:p>
          </table:table-cell>
          <table:table-cell office:value-type="float" office:value="1270450" calcext:value-type="float">
            <text:p>1270450</text:p>
          </table:table-cell>
          <table:table-cell office:value-type="float" office:value="1584627" calcext:value-type="float">
            <text:p>1584627</text:p>
          </table:table-cell>
          <table:table-cell office:value-type="float" office:value="2400834" calcext:value-type="float">
            <text:p>2400834</text:p>
          </table:table-cell>
          <table:table-cell office:value-type="float" office:value="4654520" calcext:value-type="float">
            <text:p>4654520</text:p>
          </table:table-cell>
          <table:table-cell office:value-type="float" office:value="11534358" calcext:value-type="float">
            <text:p>11534358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10453091" calcext:value-type="float">
            <text:p>10453091</text:p>
          </table:table-cell>
          <table:table-cell office:value-type="float" office:value="30893086" calcext:value-type="float">
            <text:p>30893086</text:p>
          </table:table-cell>
          <table:table-cell office:value-type="float" office:value="102523569" calcext:value-type="float">
            <text:p>102523569</text:p>
          </table:table-cell>
          <table:table-cell office:value-type="float" office:value="371923083" calcext:value-type="float">
            <text:p>371923083</text:p>
          </table:table-cell>
          <table:table-cell office:value-type="float" office:value="1384789466" calcext:value-type="float">
            <text:p>1384789466</text:p>
          </table:table-cell>
          <table:table-cell office:value-type="float" office:value="5311135681" calcext:value-type="float">
            <text:p>5311135681</text:p>
          </table:table-cell>
          <table:table-cell office:value-type="float" office:value="20766113039" calcext:value-type="float">
            <text:p>20766113039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47072" calcext:value-type="float">
            <text:p>1047072</text:p>
          </table:table-cell>
          <table:table-cell office:value-type="float" office:value="1155018" calcext:value-type="float">
            <text:p>1155018</text:p>
          </table:table-cell>
          <table:table-cell office:value-type="float" office:value="1372314" calcext:value-type="float">
            <text:p>1372314</text:p>
          </table:table-cell>
          <table:table-cell office:value-type="float" office:value="1802506" calcext:value-type="float">
            <text:p>1802506</text:p>
          </table:table-cell>
          <table:table-cell office:value-type="float" office:value="2856152" calcext:value-type="float">
            <text:p>2856152</text:p>
          </table:table-cell>
          <table:table-cell office:value-type="float" office:value="5570234" calcext:value-type="float">
            <text:p>5570234</text:p>
          </table:table-cell>
          <table:table-cell office:value-type="float" office:value="13603557" calcext:value-type="float">
            <text:p>13603557</text:p>
          </table:table-cell>
          <table:table-cell/>
        </table:table-row>
        <table:table-row table:style-name="ro1">
          <table:table-cell office:value-type="string" calcext:value-type="string">
            <text:p>4 vector pointers</text:p>
          </table:table-cell>
          <table:table-cell office:value-type="float" office:value="11753263" calcext:value-type="float">
            <text:p>11753263</text:p>
          </table:table-cell>
          <table:table-cell office:value-type="float" office:value="33289492" calcext:value-type="float">
            <text:p>33289492</text:p>
          </table:table-cell>
          <table:table-cell office:value-type="float" office:value="110601509" calcext:value-type="float">
            <text:p>110601509</text:p>
          </table:table-cell>
          <table:table-cell office:value-type="float" office:value="400500314" calcext:value-type="float">
            <text:p>400500314</text:p>
          </table:table-cell>
          <table:table-cell office:value-type="float" office:value="1501733227" calcext:value-type="float">
            <text:p>1501733227</text:p>
          </table:table-cell>
          <table:table-cell office:value-type="float" office:value="5684399681" calcext:value-type="float">
            <text:p>5684399681</text:p>
          </table:table-cell>
          <table:table-cell office:value-type="float" office:value="22313690631" calcext:value-type="float">
            <text:p>22313690631</text:p>
          </table:table-cell>
          <table:table-cell office:value-type="string" calcext:value-type="string">
            <text:p>4 vector pointers</text:p>
          </table:table-cell>
          <table:table-cell/>
          <table:table-cell office:value-type="float" office:value="1205337" calcext:value-type="float">
            <text:p>1205337</text:p>
          </table:table-cell>
          <table:table-cell office:value-type="float" office:value="1301848" calcext:value-type="float">
            <text:p>1301848</text:p>
          </table:table-cell>
          <table:table-cell office:value-type="float" office:value="1513046" calcext:value-type="float">
            <text:p>1513046</text:p>
          </table:table-cell>
          <table:table-cell office:value-type="float" office:value="1940214" calcext:value-type="float">
            <text:p>1940214</text:p>
          </table:table-cell>
          <table:table-cell office:value-type="float" office:value="3030384" calcext:value-type="float">
            <text:p>3030384</text:p>
          </table:table-cell>
          <table:table-cell office:value-type="float" office:value="5851444" calcext:value-type="float">
            <text:p>5851444</text:p>
          </table:table-cell>
          <table:table-cell office:value-type="float" office:value="15146393" calcext:value-type="float">
            <text:p>15146393</text:p>
          </table:table-cell>
          <table:table-cell/>
        </table:table-row>
        <table:table-row table:style-name="ro1">
          <table:table-cell office:value-type="string" calcext:value-type="string">
            <text:p>4 float pointers</text:p>
          </table:table-cell>
          <table:table-cell office:value-type="float" office:value="10053938" calcext:value-type="float">
            <text:p>10053938</text:p>
          </table:table-cell>
          <table:table-cell office:value-type="float" office:value="29025598" calcext:value-type="float">
            <text:p>29025598</text:p>
          </table:table-cell>
          <table:table-cell office:value-type="float" office:value="94325380" calcext:value-type="float">
            <text:p>94325380</text:p>
          </table:table-cell>
          <table:table-cell office:value-type="float" office:value="345472869" calcext:value-type="float">
            <text:p>345472869</text:p>
          </table:table-cell>
          <table:table-cell office:value-type="float" office:value="1290151889" calcext:value-type="float">
            <text:p>1290151889</text:p>
          </table:table-cell>
          <table:table-cell office:value-type="float" office:value="4834929925" calcext:value-type="float">
            <text:p>4834929925</text:p>
          </table:table-cell>
          <table:table-cell office:value-type="float" office:value="18777500694" calcext:value-type="float">
            <text:p>18777500694</text:p>
          </table:table-cell>
          <table:table-cell table:style-name="ce32" office:value-type="string" calcext:value-type="string">
            <text:p>4 float pointers</text:p>
          </table:table-cell>
          <table:table-cell table:style-name="ce40"/>
          <table:table-cell office:value-type="float" office:value="1205524" calcext:value-type="float">
            <text:p>1205524</text:p>
          </table:table-cell>
          <table:table-cell office:value-type="float" office:value="1297337" calcext:value-type="float">
            <text:p>1297337</text:p>
          </table:table-cell>
          <table:table-cell office:value-type="float" office:value="1505462" calcext:value-type="float">
            <text:p>1505462</text:p>
          </table:table-cell>
          <table:table-cell office:value-type="float" office:value="1943275" calcext:value-type="float">
            <text:p>1943275</text:p>
          </table:table-cell>
          <table:table-cell office:value-type="float" office:value="3019882" calcext:value-type="float">
            <text:p>3019882</text:p>
          </table:table-cell>
          <table:table-cell office:value-type="float" office:value="5902463" calcext:value-type="float">
            <text:p>5902463</text:p>
          </table:table-cell>
          <table:table-cell office:value-type="float" office:value="14293241" calcext:value-type="float">
            <text:p>14293241</text:p>
          </table:table-cell>
          <table:table-cell/>
        </table:table-row>
        <table:table-row table:style-name="ro1">
          <table:table-cell table:number-columns-repeated="8"/>
          <table:table-cell table:style-name="ce33"/>
          <table:table-cell table:style-name="ce41"/>
          <table:table-cell table:style-name="ce46" table:number-columns-repeated="6"/>
          <table:table-cell table:style-name="ce48"/>
          <table:table-cell/>
        </table:table-row>
        <table:table-row table:style-name="ro2">
          <table:table-cell table:style-name="ce5" office:value-type="string" calcext:value-type="string">
            <text:p>CPU C++ Iteration-Based Clustering Benchmarks</text:p>
          </table:table-cell>
          <table:table-cell table:style-name="ce13" office:value-type="string" calcext:value-type="string" table:number-columns-spanned="7" table:number-rows-spanned="1">
            <text:p>Time per number of iterations (noise resolution = 128, Alpha randomization off, Resolution = 512x512, Number of clusters = 8), ns</text:p>
          </table:table-cell>
          <table:covered-table-cell table:number-columns-repeated="5" table:style-name="ce19"/>
          <table:covered-table-cell table:style-name="ce26"/>
          <table:table-cell table:style-name="ce34" office:value-type="string" calcext:value-type="string" table:number-columns-spanned="2" table:number-rows-spanned="1">
            <text:p>GPU CUDA Iteration-Based Clustering Benchmarks</text:p>
          </table:table-cell>
          <table:covered-table-cell table:style-name="ce36"/>
          <table:table-cell table:style-name="ce44" office:value-type="string" calcext:value-type="string" table:number-columns-spanned="7" table:number-rows-spanned="1">
            <text:p>Time per number of iterations (Resolution = 512x512, noise resolution = 128, Alpha randomization off, numclusters = 8, numthreads = 64), ns</text:p>
          </table:table-cell>
          <table:covered-table-cell table:number-columns-repeated="5" table:style-name="ce46"/>
          <table:covered-table-cell table:style-name="ce48"/>
          <table:table-cell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Type</text:p>
          </table:table-cell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lorVector</text:p>
          </table:table-cell>
          <table:table-cell office:value-type="float" office:value="217778195" calcext:value-type="float">
            <text:p>217778195</text:p>
          </table:table-cell>
          <table:table-cell office:value-type="float" office:value="260312977" calcext:value-type="float">
            <text:p>260312977</text:p>
          </table:table-cell>
          <table:table-cell office:value-type="float" office:value="299263665" calcext:value-type="float">
            <text:p>299263665</text:p>
          </table:table-cell>
          <table:table-cell office:value-type="float" office:value="344514430" calcext:value-type="float">
            <text:p>344514430</text:p>
          </table:table-cell>
          <table:table-cell office:value-type="float" office:value="391291021" calcext:value-type="float">
            <text:p>391291021</text:p>
          </table:table-cell>
          <table:table-cell office:value-type="float" office:value="436055339" calcext:value-type="float">
            <text:p>436055339</text:p>
          </table:table-cell>
          <table:table-cell office:value-type="float" office:value="470628968" calcext:value-type="float">
            <text:p>470628968</text:p>
          </table:table-cell>
          <table:table-cell office:value-type="string" calcext:value-type="string">
            <text:p>ColorVector</text:p>
          </table:table-cell>
          <table:table-cell/>
          <table:table-cell office:value-type="float" office:value="1267787" calcext:value-type="float">
            <text:p>1267787</text:p>
          </table:table-cell>
          <table:table-cell office:value-type="float" office:value="1316082" calcext:value-type="float">
            <text:p>1316082</text:p>
          </table:table-cell>
          <table:table-cell office:value-type="float" office:value="1363391" calcext:value-type="float">
            <text:p>1363391</text:p>
          </table:table-cell>
          <table:table-cell office:value-type="float" office:value="1370694" calcext:value-type="float">
            <text:p>1370694</text:p>
          </table:table-cell>
          <table:table-cell office:value-type="float" office:value="1415059" calcext:value-type="float">
            <text:p>1415059</text:p>
          </table:table-cell>
          <table:table-cell office:value-type="float" office:value="1466328" calcext:value-type="float">
            <text:p>1466328</text:p>
          </table:table-cell>
          <table:table-cell office:value-type="float" office:value="1493770" calcext:value-type="float">
            <text:p>1493770</text:p>
          </table:table-cell>
          <table:table-cell/>
        </table:table-row>
        <table:table-row table:style-name="ro1">
          <table:table-cell office:value-type="string" calcext:value-type="string">
            <text:p>ImageColors</text:p>
          </table:table-cell>
          <table:table-cell office:value-type="float" office:value="109751176" calcext:value-type="float">
            <text:p>109751176</text:p>
          </table:table-cell>
          <table:table-cell office:value-type="float" office:value="131785577" calcext:value-type="float">
            <text:p>131785577</text:p>
          </table:table-cell>
          <table:table-cell office:value-type="float" office:value="158172457" calcext:value-type="float">
            <text:p>158172457</text:p>
          </table:table-cell>
          <table:table-cell office:value-type="float" office:value="182951754" calcext:value-type="float">
            <text:p>182951754</text:p>
          </table:table-cell>
          <table:table-cell office:value-type="float" office:value="203081953" calcext:value-type="float">
            <text:p>203081953</text:p>
          </table:table-cell>
          <table:table-cell office:value-type="float" office:value="221894244" calcext:value-type="float">
            <text:p>221894244</text:p>
          </table:table-cell>
          <table:table-cell office:value-type="float" office:value="246077568" calcext:value-type="float">
            <text:p>246077568</text:p>
          </table:table-cell>
          <table:table-cell office:value-type="string" calcext:value-type="string">
            <text:p>ImageColors</text:p>
          </table:table-cell>
          <table:table-cell/>
          <table:table-cell office:value-type="float" office:value="1274963" calcext:value-type="float">
            <text:p>1274963</text:p>
          </table:table-cell>
          <table:table-cell office:value-type="float" office:value="1320420" calcext:value-type="float">
            <text:p>1320420</text:p>
          </table:table-cell>
          <table:table-cell office:value-type="float" office:value="1358049" calcext:value-type="float">
            <text:p>1358049</text:p>
          </table:table-cell>
          <table:table-cell office:value-type="float" office:value="1381434" calcext:value-type="float">
            <text:p>1381434</text:p>
          </table:table-cell>
          <table:table-cell office:value-type="float" office:value="1422477" calcext:value-type="float">
            <text:p>1422477</text:p>
          </table:table-cell>
          <table:table-cell office:value-type="float" office:value="1465503" calcext:value-type="float">
            <text:p>1465503</text:p>
          </table:table-cell>
          <table:table-cell office:value-type="float" office:value="1549292" calcext:value-type="float">
            <text:p>1549292</text:p>
          </table:table-cell>
          <table:table-cell/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103355057" calcext:value-type="float">
            <text:p>103355057</text:p>
          </table:table-cell>
          <table:table-cell office:value-type="float" office:value="120970383" calcext:value-type="float">
            <text:p>120970383</text:p>
          </table:table-cell>
          <table:table-cell office:value-type="float" office:value="137366900" calcext:value-type="float">
            <text:p>137366900</text:p>
          </table:table-cell>
          <table:table-cell office:value-type="float" office:value="154857231" calcext:value-type="float">
            <text:p>154857231</text:p>
          </table:table-cell>
          <table:table-cell office:value-type="float" office:value="174348876" calcext:value-type="float">
            <text:p>174348876</text:p>
          </table:table-cell>
          <table:table-cell office:value-type="float" office:value="192580109" calcext:value-type="float">
            <text:p>192580109</text:p>
          </table:table-cell>
          <table:table-cell office:value-type="float" office:value="209169171" calcext:value-type="float">
            <text:p>20916917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364104" calcext:value-type="float">
            <text:p>1364104</text:p>
          </table:table-cell>
          <table:table-cell office:value-type="float" office:value="1394049" calcext:value-type="float">
            <text:p>1394049</text:p>
          </table:table-cell>
          <table:table-cell office:value-type="float" office:value="1433798" calcext:value-type="float">
            <text:p>1433798</text:p>
          </table:table-cell>
          <table:table-cell office:value-type="float" office:value="1483333" calcext:value-type="float">
            <text:p>1483333</text:p>
          </table:table-cell>
          <table:table-cell office:value-type="float" office:value="1528805" calcext:value-type="float">
            <text:p>1528805</text:p>
          </table:table-cell>
          <table:table-cell office:value-type="float" office:value="1564875" calcext:value-type="float">
            <text:p>1564875</text:p>
          </table:table-cell>
          <table:table-cell office:value-type="float" office:value="1759371" calcext:value-type="float">
            <text:p>1759371</text:p>
          </table:table-cell>
          <table:table-cell/>
        </table:table-row>
        <table:table-row table:style-name="ro1">
          <table:table-cell office:value-type="string" calcext:value-type="string">
            <text:p>4 vector pointers</text:p>
          </table:table-cell>
          <table:table-cell office:value-type="float" office:value="109022867" calcext:value-type="float">
            <text:p>109022867</text:p>
          </table:table-cell>
          <table:table-cell office:value-type="float" office:value="129911878" calcext:value-type="float">
            <text:p>129911878</text:p>
          </table:table-cell>
          <table:table-cell office:value-type="float" office:value="153293950" calcext:value-type="float">
            <text:p>153293950</text:p>
          </table:table-cell>
          <table:table-cell office:value-type="float" office:value="173785756" calcext:value-type="float">
            <text:p>173785756</text:p>
          </table:table-cell>
          <table:table-cell office:value-type="float" office:value="190656114" calcext:value-type="float">
            <text:p>190656114</text:p>
          </table:table-cell>
          <table:table-cell office:value-type="float" office:value="215231294" calcext:value-type="float">
            <text:p>215231294</text:p>
          </table:table-cell>
          <table:table-cell office:value-type="float" office:value="235323603" calcext:value-type="float">
            <text:p>235323603</text:p>
          </table:table-cell>
          <table:table-cell office:value-type="string" calcext:value-type="string">
            <text:p>4 vector pointers</text:p>
          </table:table-cell>
          <table:table-cell/>
          <table:table-cell office:value-type="float" office:value="1508451" calcext:value-type="float">
            <text:p>1508451</text:p>
          </table:table-cell>
          <table:table-cell office:value-type="float" office:value="1565839" calcext:value-type="float">
            <text:p>1565839</text:p>
          </table:table-cell>
          <table:table-cell office:value-type="float" office:value="1614244" calcext:value-type="float">
            <text:p>1614244</text:p>
          </table:table-cell>
          <table:table-cell office:value-type="float" office:value="1632027" calcext:value-type="float">
            <text:p>1632027</text:p>
          </table:table-cell>
          <table:table-cell office:value-type="float" office:value="1679123" calcext:value-type="float">
            <text:p>1679123</text:p>
          </table:table-cell>
          <table:table-cell office:value-type="float" office:value="1713262" calcext:value-type="float">
            <text:p>1713262</text:p>
          </table:table-cell>
          <table:table-cell office:value-type="float" office:value="1774070" calcext:value-type="float">
            <text:p>1774070</text:p>
          </table:table-cell>
          <table:table-cell/>
        </table:table-row>
        <table:table-row table:style-name="ro1">
          <table:table-cell table:style-name="ce6" office:value-type="string" calcext:value-type="string">
            <text:p>4 float pointers</text:p>
          </table:table-cell>
          <table:table-cell table:style-name="ce14" office:value-type="float" office:value="93935169" calcext:value-type="float">
            <text:p>93935169</text:p>
          </table:table-cell>
          <table:table-cell table:style-name="ce14" office:value-type="float" office:value="111358868" calcext:value-type="float">
            <text:p>111358868</text:p>
          </table:table-cell>
          <table:table-cell table:style-name="ce14" office:value-type="float" office:value="128340718" calcext:value-type="float">
            <text:p>128340718</text:p>
          </table:table-cell>
          <table:table-cell table:style-name="ce14" office:value-type="float" office:value="147916075" calcext:value-type="float">
            <text:p>147916075</text:p>
          </table:table-cell>
          <table:table-cell table:style-name="ce14" office:value-type="float" office:value="164843041" calcext:value-type="float">
            <text:p>164843041</text:p>
          </table:table-cell>
          <table:table-cell table:style-name="ce14" office:value-type="float" office:value="178849530" calcext:value-type="float">
            <text:p>178849530</text:p>
          </table:table-cell>
          <table:table-cell table:style-name="ce27" office:value-type="float" office:value="197307906" calcext:value-type="float">
            <text:p>197307906</text:p>
          </table:table-cell>
          <table:table-cell table:style-name="ce32" office:value-type="string" calcext:value-type="string">
            <text:p>4 float pointers</text:p>
          </table:table-cell>
          <table:table-cell table:style-name="ce40"/>
          <table:table-cell table:style-name="ce47" office:value-type="float" office:value="1519326" calcext:value-type="float">
            <text:p>1519326</text:p>
          </table:table-cell>
          <table:table-cell table:style-name="ce47" office:value-type="float" office:value="1564593" calcext:value-type="float">
            <text:p>1564593</text:p>
          </table:table-cell>
          <table:table-cell table:style-name="ce47" office:value-type="float" office:value="1619138" calcext:value-type="float">
            <text:p>1619138</text:p>
          </table:table-cell>
          <table:table-cell table:style-name="ce47" office:value-type="float" office:value="1629198" calcext:value-type="float">
            <text:p>1629198</text:p>
          </table:table-cell>
          <table:table-cell table:style-name="ce47" office:value-type="float" office:value="1678056" calcext:value-type="float">
            <text:p>1678056</text:p>
          </table:table-cell>
          <table:table-cell table:style-name="ce47" office:value-type="float" office:value="1730326" calcext:value-type="float">
            <text:p>1730326</text:p>
          </table:table-cell>
          <table:table-cell table:style-name="ce51" office:value-type="float" office:value="1770616" calcext:value-type="float">
            <text:p>1770616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0" table:number-columns-repeated="9"/>
          <table:table-cell table:style-name="Default"/>
        </table:table-row>
        <table:table-row table:style-name="ro1">
          <table:table-cell table:style-name="ce7" office:value-type="string" calcext:value-type="string" table:number-columns-spanned="10" table:number-rows-spanned="1">
            <text:p>GPU Stress-testing and thread-based checks</text:p>
          </table:table-cell>
          <table:covered-table-cell table:number-columns-repeated="9" table:style-name="ce15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7" office:value-type="string" calcext:value-type="string" table:number-columns-spanned="10" table:number-rows-spanned="1">
            <text:p>Run on NVIDIA Quadro M4000/PCIe/SSE2 (1664 CUDA Cores)</text:p>
          </table:table-cell>
          <table:covered-table-cell table:number-columns-repeated="9" table:style-name="ce15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8"/>
          <table:table-cell table:style-name="ce16" office:value-type="string" calcext:value-type="string" table:number-columns-spanned="9" table:number-rows-spanned="1">
            <text:p>Time per number of threads (Resolution = 4k, noise resolution = 4k, numclusters = 12, numiterations = 6), ns</text:p>
          </table:table-cell>
          <table:covered-table-cell table:number-columns-repeated="7" table:style-name="ce20"/>
          <table:covered-table-cell table:style-name="ce42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384" calcext:value-type="float">
            <text:p>384</text:p>
          </table:table-cell>
          <table:table-cell table:style-name="ce21" office:value-type="float" office:value="512" calcext:value-type="float">
            <text:p>512</text:p>
          </table:table-cell>
          <table:table-cell table:style-name="ce21" office:value-type="float" office:value="768" calcext:value-type="float">
            <text:p>768</text:p>
          </table:table-cell>
          <table:table-cell table:style-name="ce21" office:value-type="float" office:value="896" calcext:value-type="float">
            <text:p>896</text:p>
          </table:table-cell>
          <table:table-cell table:style-name="ce43" office:value-type="float" office:value="1024" calcext:value-type="float">
            <text:p>1024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Gen_ColorVector</text:p>
          </table:table-cell>
          <table:table-cell office:value-type="float" office:value="293631820" calcext:value-type="float">
            <text:p>293631820</text:p>
          </table:table-cell>
          <table:table-cell office:value-type="float" office:value="284088057" calcext:value-type="float">
            <text:p>284088057</text:p>
          </table:table-cell>
          <table:table-cell office:value-type="float" office:value="283020626" calcext:value-type="float">
            <text:p>283020626</text:p>
          </table:table-cell>
          <table:table-cell office:value-type="float" office:value="301875502" calcext:value-type="float">
            <text:p>301875502</text:p>
          </table:table-cell>
          <table:table-cell office:value-type="float" office:value="299365092" calcext:value-type="float">
            <text:p>299365092</text:p>
          </table:table-cell>
          <table:table-cell office:value-type="float" office:value="287293214" calcext:value-type="float">
            <text:p>287293214</text:p>
          </table:table-cell>
          <table:table-cell table:style-name="Default" office:value-type="float" office:value="297622372" calcext:value-type="float">
            <text:p>297622372</text:p>
          </table:table-cell>
          <table:table-cell table:style-name="Default" office:value-type="float" office:value="290751869" calcext:value-type="float">
            <text:p>290751869</text:p>
          </table:table-cell>
          <table:table-cell table:style-name="ce25" office:value-type="float" office:value="291406137" calcext:value-type="float">
            <text:p>29140613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Gen_ImageColors</text:p>
          </table:table-cell>
          <table:table-cell office:value-type="float" office:value="212956708" calcext:value-type="float">
            <text:p>212956708</text:p>
          </table:table-cell>
          <table:table-cell office:value-type="float" office:value="212087262" calcext:value-type="float">
            <text:p>212087262</text:p>
          </table:table-cell>
          <table:table-cell office:value-type="float" office:value="212145016" calcext:value-type="float">
            <text:p>212145016</text:p>
          </table:table-cell>
          <table:table-cell office:value-type="float" office:value="212057365" calcext:value-type="float">
            <text:p>212057365</text:p>
          </table:table-cell>
          <table:table-cell office:value-type="float" office:value="210196761" calcext:value-type="float">
            <text:p>210196761</text:p>
          </table:table-cell>
          <table:table-cell office:value-type="float" office:value="212420526" calcext:value-type="float">
            <text:p>212420526</text:p>
          </table:table-cell>
          <table:table-cell table:style-name="Default" office:value-type="float" office:value="224342246" calcext:value-type="float">
            <text:p>224342246</text:p>
          </table:table-cell>
          <table:table-cell table:style-name="Default" office:value-type="float" office:value="223820691" calcext:value-type="float">
            <text:p>223820691</text:p>
          </table:table-cell>
          <table:table-cell table:style-name="ce25" office:value-type="float" office:value="216105160" calcext:value-type="float">
            <text:p>21610516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Gen_Linear</text:p>
          </table:table-cell>
          <table:table-cell office:value-type="float" office:value="207517488" calcext:value-type="float">
            <text:p>207517488</text:p>
          </table:table-cell>
          <table:table-cell office:value-type="float" office:value="201373423" calcext:value-type="float">
            <text:p>201373423</text:p>
          </table:table-cell>
          <table:table-cell office:value-type="float" office:value="200928510" calcext:value-type="float">
            <text:p>200928510</text:p>
          </table:table-cell>
          <table:table-cell office:value-type="float" office:value="202296038" calcext:value-type="float">
            <text:p>202296038</text:p>
          </table:table-cell>
          <table:table-cell office:value-type="float" office:value="200864051" calcext:value-type="float">
            <text:p>200864051</text:p>
          </table:table-cell>
          <table:table-cell office:value-type="float" office:value="202684400" calcext:value-type="float">
            <text:p>202684400</text:p>
          </table:table-cell>
          <table:table-cell table:style-name="Default" office:value-type="float" office:value="212844240" calcext:value-type="float">
            <text:p>212844240</text:p>
          </table:table-cell>
          <table:table-cell table:style-name="Default" office:value-type="float" office:value="206650908" calcext:value-type="float">
            <text:p>206650908</text:p>
          </table:table-cell>
          <table:table-cell table:style-name="ce25" office:value-type="float" office:value="205888252" calcext:value-type="float">
            <text:p>205888252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Gen_4 vector pointers</text:p>
          </table:table-cell>
          <table:table-cell office:value-type="float" office:value="195124481" calcext:value-type="float">
            <text:p>195124481</text:p>
          </table:table-cell>
          <table:table-cell office:value-type="float" office:value="194037101" calcext:value-type="float">
            <text:p>194037101</text:p>
          </table:table-cell>
          <table:table-cell office:value-type="float" office:value="194347457" calcext:value-type="float">
            <text:p>194347457</text:p>
          </table:table-cell>
          <table:table-cell office:value-type="float" office:value="194324838" calcext:value-type="float">
            <text:p>194324838</text:p>
          </table:table-cell>
          <table:table-cell office:value-type="float" office:value="192871044" calcext:value-type="float">
            <text:p>192871044</text:p>
          </table:table-cell>
          <table:table-cell office:value-type="float" office:value="194855167" calcext:value-type="float">
            <text:p>194855167</text:p>
          </table:table-cell>
          <table:table-cell table:style-name="Default" office:value-type="float" office:value="205617855" calcext:value-type="float">
            <text:p>205617855</text:p>
          </table:table-cell>
          <table:table-cell table:style-name="Default" office:value-type="float" office:value="200021614" calcext:value-type="float">
            <text:p>200021614</text:p>
          </table:table-cell>
          <table:table-cell table:style-name="ce25" office:value-type="float" office:value="198723764" calcext:value-type="float">
            <text:p>198723764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Gen_4 float pointers</text:p>
          </table:table-cell>
          <table:table-cell office:value-type="float" office:value="195329620" calcext:value-type="float">
            <text:p>195329620</text:p>
          </table:table-cell>
          <table:table-cell office:value-type="float" office:value="194241753" calcext:value-type="float">
            <text:p>194241753</text:p>
          </table:table-cell>
          <table:table-cell office:value-type="float" office:value="194358406" calcext:value-type="float">
            <text:p>194358406</text:p>
          </table:table-cell>
          <table:table-cell office:value-type="float" office:value="194449375" calcext:value-type="float">
            <text:p>194449375</text:p>
          </table:table-cell>
          <table:table-cell office:value-type="float" office:value="192694356" calcext:value-type="float">
            <text:p>192694356</text:p>
          </table:table-cell>
          <table:table-cell office:value-type="float" office:value="195044284" calcext:value-type="float">
            <text:p>195044284</text:p>
          </table:table-cell>
          <table:table-cell table:style-name="Default" office:value-type="float" office:value="206262735" calcext:value-type="float">
            <text:p>206262735</text:p>
          </table:table-cell>
          <table:table-cell table:style-name="Default" office:value-type="float" office:value="199605591" calcext:value-type="float">
            <text:p>199605591</text:p>
          </table:table-cell>
          <table:table-cell table:style-name="ce25" office:value-type="float" office:value="198850053" calcext:value-type="float">
            <text:p>198850053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Kmc_ColorVector</text:p>
          </table:table-cell>
          <table:table-cell office:value-type="float" office:value="3715035674" calcext:value-type="float">
            <text:p>3715035674</text:p>
          </table:table-cell>
          <table:table-cell office:value-type="float" office:value="3672022245" calcext:value-type="float">
            <text:p>3672022245</text:p>
          </table:table-cell>
          <table:table-cell office:value-type="float" office:value="3632018101" calcext:value-type="float">
            <text:p>3632018101</text:p>
          </table:table-cell>
          <table:table-cell office:value-type="float" office:value="3674557240" calcext:value-type="float">
            <text:p>3674557240</text:p>
          </table:table-cell>
          <table:table-cell office:value-type="float" office:value="3691794748" calcext:value-type="float">
            <text:p>3691794748</text:p>
          </table:table-cell>
          <table:table-cell office:value-type="float" office:value="3681077208" calcext:value-type="float">
            <text:p>3681077208</text:p>
          </table:table-cell>
          <table:table-cell table:style-name="Default" office:value-type="float" office:value="3669448181" calcext:value-type="float">
            <text:p>3669448181</text:p>
          </table:table-cell>
          <table:table-cell table:style-name="Default" office:value-type="float" office:value="3728943437" calcext:value-type="float">
            <text:p>3728943437</text:p>
          </table:table-cell>
          <table:table-cell table:style-name="ce25" office:value-type="float" office:value="3631966205" calcext:value-type="float">
            <text:p>363196620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Kmc_ImageColors</text:p>
          </table:table-cell>
          <table:table-cell office:value-type="float" office:value="3720302791" calcext:value-type="float">
            <text:p>3720302791</text:p>
          </table:table-cell>
          <table:table-cell office:value-type="float" office:value="3703922926" calcext:value-type="float">
            <text:p>3703922926</text:p>
          </table:table-cell>
          <table:table-cell office:value-type="float" office:value="3640306605" calcext:value-type="float">
            <text:p>3640306605</text:p>
          </table:table-cell>
          <table:table-cell office:value-type="float" office:value="3684602006" calcext:value-type="float">
            <text:p>3684602006</text:p>
          </table:table-cell>
          <table:table-cell office:value-type="float" office:value="3686081855" calcext:value-type="float">
            <text:p>3686081855</text:p>
          </table:table-cell>
          <table:table-cell office:value-type="float" office:value="3726112878" calcext:value-type="float">
            <text:p>3726112878</text:p>
          </table:table-cell>
          <table:table-cell table:style-name="Default" office:value-type="float" office:value="3692248461" calcext:value-type="float">
            <text:p>3692248461</text:p>
          </table:table-cell>
          <table:table-cell table:style-name="Default" office:value-type="float" office:value="3684043271" calcext:value-type="float">
            <text:p>3684043271</text:p>
          </table:table-cell>
          <table:table-cell table:style-name="ce25" office:value-type="float" office:value="3670757670" calcext:value-type="float">
            <text:p>367075767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Kmc_Linear</text:p>
          </table:table-cell>
          <table:table-cell office:value-type="float" office:value="4000159072" calcext:value-type="float">
            <text:p>4000159072</text:p>
          </table:table-cell>
          <table:table-cell office:value-type="float" office:value="3965885921" calcext:value-type="float">
            <text:p>3965885921</text:p>
          </table:table-cell>
          <table:table-cell office:value-type="float" office:value="3987187050" calcext:value-type="float">
            <text:p>3987187050</text:p>
          </table:table-cell>
          <table:table-cell office:value-type="float" office:value="3886832167" calcext:value-type="float">
            <text:p>3886832167</text:p>
          </table:table-cell>
          <table:table-cell office:value-type="float" office:value="3884109385" calcext:value-type="float">
            <text:p>3884109385</text:p>
          </table:table-cell>
          <table:table-cell office:value-type="float" office:value="3961209954" calcext:value-type="float">
            <text:p>3961209954</text:p>
          </table:table-cell>
          <table:table-cell table:style-name="Default" office:value-type="float" office:value="3997728483" calcext:value-type="float">
            <text:p>3997728483</text:p>
          </table:table-cell>
          <table:table-cell table:style-name="Default" office:value-type="float" office:value="3965404641" calcext:value-type="float">
            <text:p>3965404641</text:p>
          </table:table-cell>
          <table:table-cell table:style-name="ce25" office:value-type="float" office:value="3917372656" calcext:value-type="float">
            <text:p>391737265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Kmc_4 vector pointers</text:p>
          </table:table-cell>
          <table:table-cell office:value-type="float" office:value="2937053370" calcext:value-type="float">
            <text:p>2937053370</text:p>
          </table:table-cell>
          <table:table-cell office:value-type="float" office:value="2921555700" calcext:value-type="float">
            <text:p>2921555700</text:p>
          </table:table-cell>
          <table:table-cell office:value-type="float" office:value="2919945757" calcext:value-type="float">
            <text:p>2919945757</text:p>
          </table:table-cell>
          <table:table-cell office:value-type="float" office:value="2908284161" calcext:value-type="float">
            <text:p>2908284161</text:p>
          </table:table-cell>
          <table:table-cell office:value-type="float" office:value="2964877467" calcext:value-type="float">
            <text:p>2964877467</text:p>
          </table:table-cell>
          <table:table-cell office:value-type="float" office:value="2939221482" calcext:value-type="float">
            <text:p>2939221482</text:p>
          </table:table-cell>
          <table:table-cell table:style-name="Default" office:value-type="float" office:value="2932512633" calcext:value-type="float">
            <text:p>2932512633</text:p>
          </table:table-cell>
          <table:table-cell table:style-name="Default" office:value-type="float" office:value="2924427252" calcext:value-type="float">
            <text:p>2924427252</text:p>
          </table:table-cell>
          <table:table-cell table:style-name="ce25" office:value-type="float" office:value="2925514088" calcext:value-type="float">
            <text:p>292551408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Kmc_4 float pointers</text:p>
          </table:table-cell>
          <table:table-cell table:style-name="ce14" office:value-type="float" office:value="2919949661" calcext:value-type="float">
            <text:p>2919949661</text:p>
          </table:table-cell>
          <table:table-cell table:style-name="ce14" office:value-type="float" office:value="2945185206" calcext:value-type="float">
            <text:p>2945185206</text:p>
          </table:table-cell>
          <table:table-cell table:style-name="ce14" office:value-type="float" office:value="2938801122" calcext:value-type="float">
            <text:p>2938801122</text:p>
          </table:table-cell>
          <table:table-cell table:style-name="ce14" office:value-type="float" office:value="2923426107" calcext:value-type="float">
            <text:p>2923426107</text:p>
          </table:table-cell>
          <table:table-cell table:style-name="ce14" office:value-type="float" office:value="2924629719" calcext:value-type="float">
            <text:p>2924629719</text:p>
          </table:table-cell>
          <table:table-cell table:style-name="ce14" office:value-type="float" office:value="2941713727" calcext:value-type="float">
            <text:p>2941713727</text:p>
          </table:table-cell>
          <table:table-cell table:style-name="ce14" office:value-type="float" office:value="2942062184" calcext:value-type="float">
            <text:p>2942062184</text:p>
          </table:table-cell>
          <table:table-cell table:style-name="ce14" office:value-type="float" office:value="2931320812" calcext:value-type="float">
            <text:p>2931320812</text:p>
          </table:table-cell>
          <table:table-cell table:style-name="ce27" office:value-type="float" office:value="2932516945" calcext:value-type="float">
            <text:p>2932516945</text:p>
          </table:table-cell>
          <table:table-cell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17:45:58.460589859</dc:date>
    <meta:editing-duration>PT3H9M37S</meta:editing-duration>
    <meta:editing-cycles>5</meta:editing-cycles>
    <meta:generator>LibreOffice/5.1.6.2$Linux_X86_64 LibreOffice_project/10m0$Build-2</meta:generator>
    <meta:document-statistic meta:table-count="1" meta:cell-count="41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85000000" chart:maximum="715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44cm" svg:height="5.868cm" xlink:href=".." xlink:type="simple" chart:class="chart:line" chart:style-name="ch1">
        <chart:title svg:x="1.023cm" svg:y="0.253cm" chart:style-name="ch2">
          <text:p>CPU, 1024x1024, Gen time comparison</text:p>
        </chart:title>
        <chart:plot-area chart:style-name="ch3" table:cell-range-address="benchmarks.A3:benchmarks.A8 benchmarks.F3:benchmarks.F8" chart:data-source-has-labels="both" svg:x="0.2cm" svg:y="1.149cm" svg:width="9.644cm" svg:height="4.602cm">
          <chartooo:coordinate-region svg:x="2.118cm" svg:y="1.149cm" svg:width="7.586cm" svg:height="2.059cm"/>
          <chart:axis chart:dimension="x" chart:name="primary-x" chart:style-name="ch4" chartooo:axis-type="auto">
            <chartooo:date-scale/>
            <chart:categories table:cell-range-address="benchmarks.A4:benchmark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s.F4:benchmarks.F8" chart:label-cell-address="benchmarks.F3:benchmarks.F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x1024</text:p>
                <draw:g>
                  <svg:desc>benchmarks.F3:benchmarks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orVector</text:p>
                <draw:g>
                  <svg:desc>benchmarks.A4:benchmarks.A8</svg:desc>
                </draw:g>
              </table:table-cell>
              <table:table-cell office:value-type="float" office:value="713586454">
                <text:p>713586454</text:p>
                <draw:g>
                  <svg:desc>benchmarks.F4:benchmarks.F8</svg:desc>
                </draw:g>
              </table:table-cell>
            </table:table-row>
            <table:table-row>
              <table:table-cell office:value-type="string">
                <text:p>ImageColors</text:p>
              </table:table-cell>
              <table:table-cell office:value-type="float" office:value="687578428">
                <text:p>687578428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710358008">
                <text:p>710358008</text:p>
              </table:table-cell>
            </table:table-row>
            <table:table-row>
              <table:table-cell office:value-type="string">
                <text:p>4 vector pointers</text:p>
              </table:table-cell>
              <table:table-cell office:value-type="float" office:value="698391665">
                <text:p>698391665</text:p>
              </table:table-cell>
            </table:table-row>
            <table:table-row>
              <table:table-cell office:value-type="string">
                <text:p>4 float pointers</text:p>
              </table:table-cell>
              <table:table-cell office:value-type="float" office:value="694306075">
                <text:p>694306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000000" chart:maximum="325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2cm" svg:height="5.905cm" xlink:href=".." xlink:type="simple" chart:class="chart:line" chart:style-name="ch1">
        <chart:title svg:x="0.225cm" svg:y="0.254cm" chart:style-name="ch2">
          <text:p>CPU, 512x512, 32 clusters, Kmc time comparison</text:p>
        </chart:title>
        <chart:plot-area chart:style-name="ch3" table:cell-range-address="benchmarks.A11:benchmarks.A16 benchmarks.F11:benchmarks.F16" chart:data-source-has-labels="both" svg:x="0.21cm" svg:y="1.151cm" svg:width="10.092cm" svg:height="4.636cm">
          <chartooo:coordinate-region svg:x="2.313cm" svg:y="1.151cm" svg:width="7.848cm" svg:height="2.292cm"/>
          <chart:axis chart:dimension="x" chart:name="primary-x" chart:style-name="ch4" chartooo:axis-type="auto">
            <chartooo:date-scale/>
            <chart:categories table:cell-range-address="benchmarks.A12:benchmark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s.F12:benchmarks.F16" chart:label-cell-address="benchmarks.F11:benchmarks.F1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benchmarks.F11:benchmarks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orVector</text:p>
                <draw:g>
                  <svg:desc>benchmarks.A12:benchmarks.A16</svg:desc>
                </draw:g>
              </table:table-cell>
              <table:table-cell office:value-type="float" office:value="3106162695">
                <text:p>3106162695</text:p>
                <draw:g>
                  <svg:desc>benchmarks.F12:benchmarks.F16</svg:desc>
                </draw:g>
              </table:table-cell>
            </table:table-row>
            <table:table-row>
              <table:table-cell office:value-type="string">
                <text:p>ImageColors</text:p>
              </table:table-cell>
              <table:table-cell office:value-type="float" office:value="1506339260">
                <text:p>1506339260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1384789466">
                <text:p>1384789466</text:p>
              </table:table-cell>
            </table:table-row>
            <table:table-row>
              <table:table-cell office:value-type="string">
                <text:p>4 vector pointers</text:p>
              </table:table-cell>
              <table:table-cell office:value-type="float" office:value="1501733227">
                <text:p>1501733227</text:p>
              </table:table-cell>
            </table:table-row>
            <table:table-row>
              <table:table-cell office:value-type="string">
                <text:p>4 float pointers</text:p>
              </table:table-cell>
              <table:table-cell office:value-type="float" office:value="1290151889">
                <text:p>1290151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00000" chart:maximum="45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3cm" svg:height="5.914cm" xlink:href=".." xlink:type="simple" chart:class="chart:line" chart:style-name="ch1">
        <chart:title svg:x="0.484cm" svg:y="0.254cm" chart:style-name="ch2">
          <text:p>CPU, 512x512, 6 iterations, Kmc time comparison</text:p>
        </chart:title>
        <chart:plot-area chart:style-name="ch3" table:cell-range-address="benchmarks.A19:benchmarks.A24 benchmarks.G19:benchmarks.G24" chart:data-source-has-labels="both" svg:x="0.22cm" svg:y="1.151cm" svg:width="10.59cm" svg:height="4.645cm">
          <chartooo:coordinate-region svg:x="2.138cm" svg:y="1.151cm" svg:width="8.531cm" svg:height="2.102cm"/>
          <chart:axis chart:dimension="x" chart:name="primary-x" chart:style-name="ch4" chartooo:axis-type="auto">
            <chartooo:date-scale/>
            <chart:categories table:cell-range-address="benchmarks.A20:benchmarks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s.G20:benchmarks.G24" chart:label-cell-address="benchmarks.G19:benchmarks.G1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benchmarks.G19:benchmarks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orVector</text:p>
                <draw:g>
                  <svg:desc>benchmarks.A20:benchmarks.A24</svg:desc>
                </draw:g>
              </table:table-cell>
              <table:table-cell office:value-type="float" office:value="436055339">
                <text:p>436055339</text:p>
                <draw:g>
                  <svg:desc>benchmarks.G20:benchmarks.G24</svg:desc>
                </draw:g>
              </table:table-cell>
            </table:table-row>
            <table:table-row>
              <table:table-cell office:value-type="string">
                <text:p>ImageColors</text:p>
              </table:table-cell>
              <table:table-cell office:value-type="float" office:value="221894244">
                <text:p>221894244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192580109">
                <text:p>192580109</text:p>
              </table:table-cell>
            </table:table-row>
            <table:table-row>
              <table:table-cell office:value-type="string">
                <text:p>4 vector pointers</text:p>
              </table:table-cell>
              <table:table-cell office:value-type="float" office:value="215231294">
                <text:p>215231294</text:p>
              </table:table-cell>
            </table:table-row>
            <table:table-row>
              <table:table-cell office:value-type="string">
                <text:p>4 float pointers</text:p>
              </table:table-cell>
              <table:table-cell office:value-type="float" office:value="178849530">
                <text:p>178849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7000000" chart:maximum="27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16cm" svg:height="5.821cm" xlink:href=".." xlink:type="simple" chart:class="chart:line" chart:style-name="ch1">
        <chart:title svg:x="-0.073cm" svg:y="0.252cm" chart:style-name="ch2">
          <text:p>GPU, 1024x1024, 64 threads, Gen timings comparison</text:p>
        </chart:title>
        <chart:plot-area chart:style-name="ch3" table:cell-range-address="benchmarks.I3:benchmarks.I8 benchmarks.O3:benchmarks.O8" chart:data-source-has-labels="both" svg:x="0.216cm" svg:y="1.147cm" svg:width="10.384cm" svg:height="4.558cm">
          <chartooo:coordinate-region svg:x="1.949cm" svg:y="1.147cm" svg:width="8.51cm" svg:height="2.015cm"/>
          <chart:axis chart:dimension="x" chart:name="primary-x" chart:style-name="ch4" chartooo:axis-type="auto">
            <chartooo:date-scale/>
            <chart:categories table:cell-range-address="benchmarks.I4:benchmarks.I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s.O4:benchmarks.O8" chart:label-cell-address="benchmarks.O3:benchmarks.O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x1024</text:p>
                <draw:g>
                  <svg:desc>benchmarks.O3:benchmarks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orVector</text:p>
                <draw:g>
                  <svg:desc>benchmarks.I4:benchmarks.I8</svg:desc>
                </draw:g>
              </table:table-cell>
              <table:table-cell office:value-type="float" office:value="26239427">
                <text:p>26239427</text:p>
                <draw:g>
                  <svg:desc>benchmarks.O4:benchmarks.O8</svg:desc>
                </draw:g>
              </table:table-cell>
            </table:table-row>
            <table:table-row>
              <table:table-cell office:value-type="string">
                <text:p>ImageColors</text:p>
              </table:table-cell>
              <table:table-cell office:value-type="float" office:value="20465672">
                <text:p>20465672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19475886">
                <text:p>19475886</text:p>
              </table:table-cell>
            </table:table-row>
            <table:table-row>
              <table:table-cell office:value-type="string">
                <text:p>4 vector pointers</text:p>
              </table:table-cell>
              <table:table-cell office:value-type="float" office:value="19413114">
                <text:p>19413114</text:p>
              </table:table-cell>
            </table:table-row>
            <table:table-row>
              <table:table-cell office:value-type="string">
                <text:p>4 float pointers</text:p>
              </table:table-cell>
              <table:table-cell office:value-type="float" office:value="19037521">
                <text:p>19037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200000" chart:maximum="32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5.847cm" xlink:href=".." xlink:type="simple" chart:class="chart:line" chart:style-name="ch1">
        <chart:title svg:x="0.118cm" svg:y="0.252cm" chart:style-name="ch2">
          <text:p>GPU, 512x512, 64 threads, Kmc time comparison</text:p>
        </chart:title>
        <chart:plot-area chart:style-name="ch3" table:cell-range-address="benchmarks.I11:benchmarks.I16 benchmarks.O11:benchmarks.O16" chart:data-source-has-labels="both" svg:x="0.204cm" svg:y="1.147cm" svg:width="9.81cm" svg:height="4.584cm">
          <chartooo:coordinate-region svg:x="1.751cm" svg:y="1.147cm" svg:width="8.122cm" svg:height="2.21cm"/>
          <chart:axis chart:dimension="x" chart:name="primary-x" chart:style-name="ch4" chartooo:axis-type="auto">
            <chartooo:date-scale/>
            <chart:categories table:cell-range-address="benchmarks.I12:benchmarks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s.O12:benchmarks.O16" chart:label-cell-address="benchmarks.O11:benchmarks.O1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benchmarks.O11:benchmarks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orVector</text:p>
                <draw:g>
                  <svg:desc>benchmarks.I12:benchmarks.I16</svg:desc>
                </draw:g>
              </table:table-cell>
              <table:table-cell office:value-type="float" office:value="2417770">
                <text:p>2417770</text:p>
                <draw:g>
                  <svg:desc>benchmarks.O12:benchmarks.O16</svg:desc>
                </draw:g>
              </table:table-cell>
            </table:table-row>
            <table:table-row>
              <table:table-cell office:value-type="string">
                <text:p>ImageColors</text:p>
              </table:table-cell>
              <table:table-cell office:value-type="float" office:value="2400834">
                <text:p>2400834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2856152">
                <text:p>2856152</text:p>
              </table:table-cell>
            </table:table-row>
            <table:table-row>
              <table:table-cell office:value-type="string">
                <text:p>4 vector pointers</text:p>
              </table:table-cell>
              <table:table-cell office:value-type="float" office:value="3030384">
                <text:p>3030384</text:p>
              </table:table-cell>
            </table:table-row>
            <table:table-row>
              <table:table-cell office:value-type="string">
                <text:p>4 float pointers</text:p>
              </table:table-cell>
              <table:table-cell office:value-type="float" office:value="3019882">
                <text:p>3019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50000" chart:maximum="17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91cm" svg:height="6.121cm" xlink:href=".." xlink:type="simple" chart:class="chart:line" chart:style-name="ch1">
        <chart:title svg:x="0.554cm" svg:y="0.258cm" chart:style-name="ch2">
          <text:p>GPU, 512x512, 64 threads, Kmc time comparison</text:p>
        </chart:title>
        <chart:plot-area chart:style-name="ch3" table:cell-range-address="benchmarks.I19:benchmarks.I24 benchmarks.P19:benchmarks.P24" chart:data-source-has-labels="both" svg:x="0.221cm" svg:y="1.159cm" svg:width="10.649cm" svg:height="4.84cm">
          <chartooo:coordinate-region svg:x="1.768cm" svg:y="1.159cm" svg:width="8.961cm" svg:height="2.297cm"/>
          <chart:axis chart:dimension="x" chart:name="primary-x" chart:style-name="ch4" chartooo:axis-type="auto">
            <chartooo:date-scale/>
            <chart:categories table:cell-range-address="benchmarks.I20:benchmarks.I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s.P20:benchmarks.P24" chart:label-cell-address="benchmarks.P19:benchmarks.P1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benchmarks.P19:benchmarks.P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orVector</text:p>
                <draw:g>
                  <svg:desc>benchmarks.I20:benchmarks.I24</svg:desc>
                </draw:g>
              </table:table-cell>
              <table:table-cell office:value-type="float" office:value="1466328">
                <text:p>1466328</text:p>
                <draw:g>
                  <svg:desc>benchmarks.P20:benchmarks.P24</svg:desc>
                </draw:g>
              </table:table-cell>
            </table:table-row>
            <table:table-row>
              <table:table-cell office:value-type="string">
                <text:p>ImageColors</text:p>
              </table:table-cell>
              <table:table-cell office:value-type="float" office:value="1465503">
                <text:p>1465503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1564875">
                <text:p>1564875</text:p>
              </table:table-cell>
            </table:table-row>
            <table:table-row>
              <table:table-cell office:value-type="string">
                <text:p>4 vector pointers</text:p>
              </table:table-cell>
              <table:table-cell office:value-type="float" office:value="1713262">
                <text:p>1713262</text:p>
              </table:table-cell>
            </table:table-row>
            <table:table-row>
              <table:table-cell office:value-type="string">
                <text:p>4 float pointers</text:p>
              </table:table-cell>
              <table:table-cell office:value-type="float" office:value="1730326">
                <text:p>17303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3cm" xlink:href=".." xlink:type="simple" chart:class="chart:line" chart:style-name="ch1">
        <chart:title svg:x="2.743cm" svg:y="0.315cm" chart:style-name="ch2">
          <text:p>GPU, 4K, 64 threads, Gen+Kmc timings comparison</text:p>
        </chart:title>
        <chart:plot-area chart:style-name="ch3" table:cell-range-address="benchmarks.A29:benchmarks.A39 benchmarks.C29:benchmarks.C39" chart:data-source-has-labels="both" svg:x="0.319cm" svg:y="1.273cm" svg:width="15.361cm" svg:height="7.541cm">
          <chartooo:coordinate-region svg:x="2.422cm" svg:y="1.273cm" svg:width="13.117cm" svg:height="4.361cm"/>
          <chart:axis chart:dimension="x" chart:name="primary-x" chart:style-name="ch4" chartooo:axis-type="auto">
            <chartooo:date-scale/>
            <chart:categories table:cell-range-address="benchmarks.A30:benchmarks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nchmarks.C30:benchmarks.C39" chart:label-cell-address="benchmarks.C29:benchmarks.C29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benchmarks.C29:benchmarks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_ColorVector</text:p>
                <draw:g>
                  <svg:desc>benchmarks.A30:benchmarks.A39</svg:desc>
                </draw:g>
              </table:table-cell>
              <table:table-cell office:value-type="float" office:value="284088057">
                <text:p>284088057</text:p>
                <draw:g>
                  <svg:desc>benchmarks.C30:benchmarks.C39</svg:desc>
                </draw:g>
              </table:table-cell>
            </table:table-row>
            <table:table-row>
              <table:table-cell office:value-type="string">
                <text:p>Gen_ImageColors</text:p>
              </table:table-cell>
              <table:table-cell office:value-type="float" office:value="212087262">
                <text:p>212087262</text:p>
              </table:table-cell>
            </table:table-row>
            <table:table-row>
              <table:table-cell office:value-type="string">
                <text:p>Gen_Linear</text:p>
              </table:table-cell>
              <table:table-cell office:value-type="float" office:value="201373423">
                <text:p>201373423</text:p>
              </table:table-cell>
            </table:table-row>
            <table:table-row>
              <table:table-cell office:value-type="string">
                <text:p>Gen_4 vector pointers</text:p>
              </table:table-cell>
              <table:table-cell office:value-type="float" office:value="194037101">
                <text:p>194037101</text:p>
              </table:table-cell>
            </table:table-row>
            <table:table-row>
              <table:table-cell office:value-type="string">
                <text:p>Gen_4 float pointers</text:p>
              </table:table-cell>
              <table:table-cell office:value-type="float" office:value="194241753">
                <text:p>194241753</text:p>
              </table:table-cell>
            </table:table-row>
            <table:table-row>
              <table:table-cell office:value-type="string">
                <text:p>Kmc_ColorVector</text:p>
              </table:table-cell>
              <table:table-cell office:value-type="float" office:value="3672022245">
                <text:p>3672022245</text:p>
              </table:table-cell>
            </table:table-row>
            <table:table-row>
              <table:table-cell office:value-type="string">
                <text:p>Kmc_ImageColors</text:p>
              </table:table-cell>
              <table:table-cell office:value-type="float" office:value="3703922926">
                <text:p>3703922926</text:p>
              </table:table-cell>
            </table:table-row>
            <table:table-row>
              <table:table-cell office:value-type="string">
                <text:p>Kmc_Linear</text:p>
              </table:table-cell>
              <table:table-cell office:value-type="float" office:value="3965885921">
                <text:p>3965885921</text:p>
              </table:table-cell>
            </table:table-row>
            <table:table-row>
              <table:table-cell office:value-type="string">
                <text:p>Kmc_4 vector pointers</text:p>
              </table:table-cell>
              <table:table-cell office:value-type="float" office:value="2921555700">
                <text:p>2921555700</text:p>
              </table:table-cell>
            </table:table-row>
            <table:table-row>
              <table:table-cell office:value-type="string">
                <text:p>Kmc_4 float pointers</text:p>
              </table:table-cell>
              <table:table-cell office:value-type="float" office:value="2945185206">
                <text:p>29451852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90000000" chart:maximum="2075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3cm" xlink:href=".." xlink:type="simple" chart:class="chart:line" chart:style-name="ch1">
        <chart:title svg:x="4.78cm" svg:y="0.315cm" chart:style-name="ch2">
          <text:p>GPU, 4K, Thread-based timings</text:p>
        </chart:title>
        <chart:legend chart:legend-position="top" svg:x="5.884cm" svg:y="1.279cm" style:legend-expansion="wide" chart:style-name="ch3"/>
        <chart:plot-area chart:style-name="ch4" table:cell-range-address="benchmarks.A29:benchmarks.J29 benchmarks.A34:benchmarks.J34" chart:data-source-has-labels="both" svg:x="0.319cm" svg:y="2.056cm" svg:width="15.361cm" svg:height="6.758cm">
          <chartooo:coordinate-region svg:x="2.237cm" svg:y="2.056cm" svg:width="13.071cm" svg:height="6.111cm"/>
          <chart:axis chart:dimension="x" chart:name="primary-x" chart:style-name="ch5" chartooo:axis-type="auto">
            <chartooo:date-scale/>
            <chart:categories table:cell-range-address="benchmarks.B29:benchmarks.J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s.B34:benchmarks.J34" chart:label-cell-address="benchmarks.A34:benchmarks.A3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benchmarks.B29:benchmarks.J29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896">
                <text:p>896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Gen_4 float pointers</text:p>
                <draw:g>
                  <svg:desc>benchmarks.A34:benchmarks.A34</svg:desc>
                </draw:g>
              </table:table-cell>
              <table:table-cell office:value-type="float" office:value="195329620">
                <text:p>195329620</text:p>
                <draw:g>
                  <svg:desc>benchmarks.B34:benchmarks.J34</svg:desc>
                </draw:g>
              </table:table-cell>
              <table:table-cell office:value-type="float" office:value="194241753">
                <text:p>194241753</text:p>
              </table:table-cell>
              <table:table-cell office:value-type="float" office:value="194358406">
                <text:p>194358406</text:p>
              </table:table-cell>
              <table:table-cell office:value-type="float" office:value="194449375">
                <text:p>194449375</text:p>
              </table:table-cell>
              <table:table-cell office:value-type="float" office:value="192694356">
                <text:p>192694356</text:p>
              </table:table-cell>
              <table:table-cell office:value-type="float" office:value="195044284">
                <text:p>195044284</text:p>
              </table:table-cell>
              <table:table-cell office:value-type="float" office:value="206262735">
                <text:p>206262735</text:p>
              </table:table-cell>
              <table:table-cell office:value-type="float" office:value="199605591">
                <text:p>199605591</text:p>
              </table:table-cell>
              <table:table-cell office:value-type="float" office:value="198850053">
                <text:p>1988500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917500000" chart:maximum="295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GPU, 4K, Thread-based timings</text:p>
        </chart:title>
        <chart:legend chart:legend-position="top" svg:x="5.845cm" svg:y="1.28cm" style:legend-expansion="wide" chart:style-name="ch3"/>
        <chart:plot-area chart:style-name="ch4" table:cell-range-address="benchmarks.A29:benchmarks.J29 benchmarks.A39:benchmarks.J39" chart:data-source-has-labels="both" svg:x="0.32cm" svg:y="2.058cm" svg:width="15.36cm" svg:height="6.762cm">
          <chartooo:coordinate-region svg:x="2.423cm" svg:y="2.058cm" svg:width="12.885cm" svg:height="6.115cm"/>
          <chart:axis chart:dimension="x" chart:name="primary-x" chart:style-name="ch5" chartooo:axis-type="auto">
            <chartooo:date-scale/>
            <chart:categories table:cell-range-address="benchmarks.B29:benchmarks.J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s.B39:benchmarks.J39" chart:label-cell-address="benchmarks.A39:benchmarks.A3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benchmarks.B29:benchmarks.J29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896">
                <text:p>896</text:p>
              </table:table-cell>
              <table:table-cell office:value-type="float" office:value="1024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Kmc_4 float pointers</text:p>
                <draw:g>
                  <svg:desc>benchmarks.A39:benchmarks.A39</svg:desc>
                </draw:g>
              </table:table-cell>
              <table:table-cell office:value-type="float" office:value="2919949661">
                <text:p>2919949661</text:p>
                <draw:g>
                  <svg:desc>benchmarks.B39:benchmarks.J39</svg:desc>
                </draw:g>
              </table:table-cell>
              <table:table-cell office:value-type="float" office:value="2945185206">
                <text:p>2945185206</text:p>
              </table:table-cell>
              <table:table-cell office:value-type="float" office:value="2938801122">
                <text:p>2938801122</text:p>
              </table:table-cell>
              <table:table-cell office:value-type="float" office:value="2923426107">
                <text:p>2923426107</text:p>
              </table:table-cell>
              <table:table-cell office:value-type="float" office:value="2924629719">
                <text:p>2924629719</text:p>
              </table:table-cell>
              <table:table-cell office:value-type="float" office:value="2941713727">
                <text:p>2941713727</text:p>
              </table:table-cell>
              <table:table-cell office:value-type="float" office:value="2942062184">
                <text:p>2942062184</text:p>
              </table:table-cell>
              <table:table-cell office:value-type="float" office:value="2931320812">
                <text:p>2931320812</text:p>
              </table:table-cell>
              <table:table-cell office:value-type="float" office:value="2932516945">
                <text:p>29325169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